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5db" officeooo:paragraph-rsid="001f05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1:27:08.989142822</meta:creation-date>
    <dc:date>2019-11-17T11:27:25.825310861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2.7.1$Linux_X86_64 LibreOffice_project/20$Build-1</meta:generator>
  </office:meta>
</office:document-meta>
</file>